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5-11-20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5-07-08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5-04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5-01-0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4-10-09 0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4-07-09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4-04-03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4-01-24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3-10-04 0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3-07-12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3-04-07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3-01-1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2-10-04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2-07-12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2-04-05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2-01-12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1-10-05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1-07-1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1-04-07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1-01-12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0-10-0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0-07-0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20-01-08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9-10-08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9-07-1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9-04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9-01-2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8-10-0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8-07-1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8-04-0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8-01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7-10-0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7-07-1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7-04-0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7-01-13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6-10-0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6-07-1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6-04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6-01-08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5-10-0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5-07-1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5-04-0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5-01-0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4-10-0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4-07-15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4-04-0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3-10-2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3-07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3-04-0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3-01-1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2-10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2-07-1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2-04-0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2-01-11 0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1-10-0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1-07-19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1-04-0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1-01-12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0-10-05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0-07-1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0-04-0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10-01-13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9-10-06 2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9-07-07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9-04-07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9-01-07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8-10-07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8-04-08 2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8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7-10-03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7-07-11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7-04-03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7-01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6-10-1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6-07-11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6-04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6-01-10 0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5-10-05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5-07-1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5-03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5-01-04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4-10-05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4-07-06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4-06-15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4-04-0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4-01-07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10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10-0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07-1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05-07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04-10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03-2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02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01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3-01-08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2-1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2-11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2-10-0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2-07-1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2-04-04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2-01-09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1-11-07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1-10-16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1-07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2001-04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8392" calcext:value-type="float">
            <text:p>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99-09-0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9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99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9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9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9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9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52121505901</text:p>
          </table:table-cell>
          <table:table-cell office:value-type="string" calcext:value-type="string">
            <text:p>40.00S/08.00E-26BBD01</text:p>
          </table:table-cell>
          <table:table-cell office:value-type="string" calcext:value-type="string">
            <text:p>197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8" meta:object-count="0"/>
    <meta:user-defined meta:name="AppVersion">3.0</meta:user-defined>
  </office:meta>
</office:document-meta>
</file>